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ae00"/>
    </style:style>
    <style:style style:name="P3" style:family="paragraph" style:parent-style-name="Standard">
      <style:text-properties fo:color="#008000"/>
    </style:style>
    <style:style style:name="T1" style:family="text">
      <style:text-properties style:font-name="Cantarell" fo:font-size="18pt" style:font-size-asian="18pt" style:font-size-complex="18pt"/>
    </style:style>
    <style:style style:name="T2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antarell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Cantarell" fo:font-size="16pt" style:font-size-asian="16pt" style:font-size-complex="16pt"/>
    </style:style>
    <style:style style:name="T5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8000" style:font-name="Cantarell" fo:font-size="16pt" style:font-size-asian="16pt" style:font-size-complex="16pt"/>
    </style:style>
    <style:style style:name="T7" style:family="text">
      <style:text-properties fo:color="#00ae00" style:font-name="Cantarell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<text:s/></text:span><text:span text:style-name="T5">Online_V2 interfacing with GWB correlator via GPU DAS server </text:span></text:p>
      <text:p text:style-name="P1"><text:span text:style-name="T4"/></text:p>
      <text:p text:style-name="Standard"><text:span text:style-name="T4">Test done on 23/04/2014 Time : 10 AM to 11 AM</text:span></text:p>
      <text:p text:style-name="Standard"><text:span text:style-name="T4"/></text:p>
      <text:p text:style-name="Standard"><text:span text:style-name="T4">Online_V2 &amp; GPU Dasserver executed on oper2 (IP 192.168.1.14 machine ).</text:span></text:p>
      <text:p text:style-name="Standard"><text:span text:style-name="T4"/></text:p>
      <text:p text:style-name="Standard"><text:span text:style-name="T4">************ </text:span><text:span text:style-name="T3">Online_V2 Terminal display</text:span><text:span text:style-name="T4"> ****************</text:span></text:p>
      <text:p text:style-name="Standard"><text:span text:style-name="T4"/></text:p>
      <text:p text:style-name="P2"><text:span text:style-name="T4">[observer@oper2 Online]$ ./online_v2 </text:span></text:p>
      <text:p text:style-name="P2"><text:span text:style-name="T4"></text:span></text:p>
      <text:p text:style-name="P2"><text:span text:style-name="T4">msgget: Calling msgget(0xc9,01600)</text:span></text:p>
      <text:p text:style-name="P2"><text:span text:style-name="T4">msgget: msgget succeeded: msqid = 0</text:span></text:p>
      <text:p text:style-name="P2"><text:span text:style-name="T4">Sucessfully Created MESSAGE QUEUE ID=0</text:span></text:p>
      <text:p text:style-name="P2"><text:span text:style-name="T4">############# SERVER WANTING FOR CLIENT CONNECTION #####</text:span></text:p>
      <text:p text:style-name="P2"><text:span text:style-name="T4">==&gt; SERVO SERVER WANTING FOR CLIENT CONNECTION ===&gt;### SERVER WANTING FOR GUI CLIENT TO CONNECT #####</text:span></text:p>
      <text:p text:style-name="P2"><text:span text:style-name="T4">$$$ SERVER WANTING FOR PYTHON ENVIRONMENT CLIENT TO CONNECT $$$$</text:span></text:p>
      <text:p text:style-name="P2"><text:span text:style-name="T4"></text:span></text:p>
      <text:p text:style-name="P2"><text:span text:style-name="T4"><text:s/>&gt;&gt; dasinit</text:span></text:p>
      <text:p text:style-name="P2"><text:span text:style-name="T4"></text:span></text:p>
      <text:p text:style-name="P2"><text:span text:style-name="T4"><text:s/>CMD[0] =&gt; dasinit</text:span></text:p>
      <text:p text:style-name="P2"><text:span text:style-name="T4">DAS INIT</text:span></text:p>
      <text:p text:style-name="P2"><text:span text:style-name="T4">Message Sent=&gt;0 0 das init 1 7FFFFFFE F /home/observer/Online_v2/gpu.hdr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SUCCEDED</text:span></text:p>
      <text:p text:style-name="P2"><text:soft-page-break/><text:span text:style-name="T4"></text:span></text:p>
      <text:p text:style-name="P2"><text:span text:style-name="T4"><text:s/>&gt;&gt; addp</text:span></text:p>
      <text:p text:style-name="P2"><text:span text:style-name="T4"></text:span></text:p>
      <text:p text:style-name="P2"><text:span text:style-name="T4"><text:s/>CMD[0] =&gt; addp</text:span></text:p>
      <text:p text:style-name="P2"><text:span text:style-name="T4">ADD Project</text:span></text:p>
      <text:p text:style-name="P2"><text:span text:style-name="T4">Message Sent=&gt;4 1 das addp 1 /home/observer/Online_v2/proj.hdr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P2"><text:span text:style-name="T4"><text:s/>&gt;&gt; startscan</text:span></text:p>
      <text:p text:style-name="P2"><text:span text:style-name="T4"></text:span></text:p>
      <text:p text:style-name="P2"><text:span text:style-name="T4"><text:s/>CMD[0] =&gt; startscan</text:span></text:p>
      <text:p text:style-name="P2"><text:span text:style-name="T4">DAS START SCAN</text:span></text:p>
      <text:p text:style-name="P2"><text:span text:style-name="T4">Message Sent=&gt;4 2 das start /home/observer/Online_v2/scan.hdr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P2"><text:span text:style-name="T4"><text:s/>&gt;&gt; stopscan</text:span></text:p>
      <text:p text:style-name="P2"><text:span text:style-name="T4"></text:span></text:p>
      <text:p text:style-name="P2"><text:span text:style-name="T4"><text:s/>CMD[0] =&gt; stopscan</text:span></text:p>
      <text:p text:style-name="P2"><text:soft-page-break/><text:span text:style-name="T4">DAS STOP SCAN</text:span></text:p>
      <text:p text:style-name="P2"><text:span text:style-name="T4">Message Sent=&gt;4 3 das stop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P2"><text:span text:style-name="T4"><text:s/>&gt;&gt; startscan</text:span></text:p>
      <text:p text:style-name="P2"><text:span text:style-name="T4"></text:span></text:p>
      <text:p text:style-name="P2"><text:span text:style-name="T4"><text:s/>CMD[0] =&gt; startscan</text:span></text:p>
      <text:p text:style-name="P2"><text:span text:style-name="T4">DAS START SCAN</text:span></text:p>
      <text:p text:style-name="P2"><text:span text:style-name="T4">Message Sent=&gt;4 2 das start /home/observer/Online_v2/scan.hdr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P2"><text:span text:style-name="T4"><text:s/>&gt;&gt; stopscan</text:span></text:p>
      <text:p text:style-name="P2"><text:span text:style-name="T4"></text:span></text:p>
      <text:p text:style-name="P2"><text:span text:style-name="T4"><text:s/>CMD[0] =&gt; stopscan</text:span></text:p>
      <text:p text:style-name="P2"><text:span text:style-name="T4">DAS STOP SCAN</text:span></text:p>
      <text:p text:style-name="P2"><text:soft-page-break/><text:span text:style-name="T4">Message Sent=&gt;4 3 das stop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P2"><text:span text:style-name="T4"><text:s/>&gt;&gt; startscan</text:span></text:p>
      <text:p text:style-name="P2"><text:span text:style-name="T4"></text:span></text:p>
      <text:p text:style-name="P2"><text:span text:style-name="T4"><text:s/>CMD[0] =&gt; startscan</text:span></text:p>
      <text:p text:style-name="P2"><text:span text:style-name="T4">DAS START SCAN</text:span></text:p>
      <text:p text:style-name="P2"><text:span text:style-name="T4">Message Sent=&gt;4 2 das start /home/observer/Online_v2/scan.hdr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P2"><text:span text:style-name="T4"><text:s/>&gt;&gt; stopscan</text:span></text:p>
      <text:p text:style-name="P2"><text:span text:style-name="T4"></text:span></text:p>
      <text:p text:style-name="P2"><text:span text:style-name="T4"><text:s/>CMD[0] =&gt; stopscan</text:span></text:p>
      <text:p text:style-name="P2"><text:span text:style-name="T4">DAS STOP SCAN</text:span></text:p>
      <text:p text:style-name="P2"><text:span text:style-name="T4">Message Sent=&gt;4 3 das stop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oft-page-break/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P2"><text:span text:style-name="T4"><text:s/>&gt;&gt; startscan</text:span></text:p>
      <text:p text:style-name="P2"><text:span text:style-name="T4"></text:span></text:p>
      <text:p text:style-name="P2"><text:span text:style-name="T4"><text:s/>CMD[0] =&gt; startscan</text:span></text:p>
      <text:p text:style-name="P2"><text:span text:style-name="T4">DAS START SCAN</text:span></text:p>
      <text:p text:style-name="P2"><text:span text:style-name="T4">Message Sent=&gt;4 2 das start /home/observer/Online_v2/scan.hdr</text:span></text:p>
      <text:p text:style-name="P2"><text:span text:style-name="T4">waiting for ack id 2</text:span></text:p>
      <text:p text:style-name="P2"><text:span text:style-name="T4">ACK Got from DASSERVER : <text:s/>ack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waiting for success is 2 </text:span></text:p>
      <text:p text:style-name="P2"><text:span text:style-name="T4">SUCCEDED</text:span></text:p>
      <text:p text:style-name="P2"><text:span text:style-name="T4"></text:span></text:p>
      <text:p text:style-name="Standard"><text:span text:style-name="T7"><text:s/></text:span><text:span text:style-name="T4">**********</text:span><text:span text:style-name="T1">GPU DASSERVER TERMINAL DISPLAY </text:span><text:span text:style-name="T4">********</text:span></text:p>
      <text:p text:style-name="Standard"><text:span text:style-name="T4"/></text:p>
      <text:p text:style-name="P3"><text:span text:style-name="T4">[observer@oper2 dassrv-gpu]$ ./dassrv</text:span></text:p>
      <text:p text:style-name="P3"><text:span text:style-name="T4">&gt;&gt; Reading configuration from /home/observer/corrsel.hdr</text:span></text:p>
      <text:p text:style-name="P3"><text:span text:style-name="T4">##### INFO CorrBandMask 0[3] 1[3] 2[3] 3[3] <text:s text:c="12"/></text:span></text:p>
      <text:p text:style-name="P3"><text:span text:style-name="T4">DPCMODE=UsbPolar Corr0Mask=3 Corr1Mask=3 Corr2Mask=3 <text:s text:c="3"/></text:span></text:p>
      <text:p text:style-name="P3"><text:span text:style-name="T4">All the stale messages cleared <text:s text:c="25"/></text:span></text:p>
      <text:p text:style-name="P3"><text:span text:style-name="T4">Cmd Recvd: 0 0 das init 1 7FFFFFFE F /home/observer/Online_v2/gpu.hdr</text:span></text:p>
      <text:p text:style-name="P3"><text:soft-page-break/><text:span text:style-name="T4"><text:s/>During Assignment PTAB-&gt;Corr_id is 0 <text:s text:c="31"/></text:span></text:p>
      <text:p text:style-name="P3"><text:span text:style-name="T4">#### 1 7ffffffe f /home/observer/Online_v2/gpu.hdr <text:s text:c="18"/></text:span></text:p>
      <text:p text:style-name="P3"><text:span text:style-name="T4">MAP MASK O_ANTMASK =&gt;7ffffffe <text:s text:c="39"/></text:span></text:p>
      <text:p text:style-name="P3"><text:span text:style-name="T4">MAP MASK D_ANTMASK =&gt;3fffffff <text:s text:c="39"/></text:span></text:p>
      <text:p text:style-name="P3"><text:span text:style-name="T4">got 1328 bytes from /home/observer/Online_v2/gpu.hdr <text:s text:c="16"/></text:span></text:p>
      <text:p text:style-name="P3"><text:span text:style-name="T4">got 1328 bytes from /home/observer/Online_v2/gpu.hdr <text:s text:c="16"/></text:span></text:p>
      <text:p text:style-name="P3"><text:span text:style-name="T4">got 1328 bytes from /home/observer/Online_v2/gpu.hdr <text:s text:c="16"/></text:span></text:p>
      <text:p text:style-name="P3"><text:span text:style-name="T4">got 1328 bytes from /home/observer/Online_v2/gpu.hdr <text:s text:c="16"/></text:span></text:p>
      <text:p text:style-name="P3"><text:span text:style-name="T4">To CorrA: AcqNode, CmdDest=0, CmdId=0, CmdType=DAS, Cmd=init, param=1 7FFFFFFE F /home/observer/Online_v2/gpu.hdr <text:s text:c="54"/></text:span></text:p>
      <text:p text:style-name="P3"><text:span text:style-name="T4">CorrId=1 <text:s text:c="75"/></text:span></text:p>
      <text:p text:style-name="P3"><text:span text:style-name="T4">CorrId=1 <text:s text:c="75"/></text:span></text:p>
      <text:p text:style-name="P3"><text:span text:style-name="T4">open 1 Corr CorrA Port 6001 <text:s text:c="56"/></text:span></text:p>
      <text:p text:style-name="P3"><text:span text:style-name="T4">Waiting for CorrA to acknowledge..... <text:s text:c="2"/>OK! Got 16 <text:s text:c="33"/></text:span></text:p>
      <text:p text:style-name="P3"><text:span text:style-name="T4">13 F=16 S=8 <text:s text:c="72"/></text:span></text:p>
      <text:p text:style-name="P3"><text:span text:style-name="T4">'SUCCEDED' sent to ONLINE <text:s text:c="58"/></text:span></text:p>
      <text:p text:style-name="P3"><text:span text:style-name="T4">Cmd Recvd: 4 1 das addp 1 /home/observer/Online_v2/proj.hdr <text:s text:c="24"/></text:span></text:p>
      <text:p text:style-name="P3"><text:span text:style-name="T4"><text:s/>During Assignment PTAB-&gt;Corr_id is 0 <text:s text:c="46"/></text:span></text:p>
      <text:p text:style-name="P3"><text:span text:style-name="T4">got 80 bytes from /home/observer/Online_v2/proj.hdr <text:s text:c="32"/></text:span></text:p>
      <text:p text:style-name="P3"><text:span text:style-name="T4">MAP MASK O_ANTMASK =&gt;7ffffffe <text:s text:c="54"/></text:span></text:p>
      <text:p text:style-name="P3"><text:span text:style-name="T4">MAP MASK D_ANTMASK =&gt;3fffffff <text:s text:c="54"/></text:span></text:p>
      <text:p text:style-name="P3"><text:span text:style-name="T4">CorrA :AddProjReq for TEST 3fffffff 3 3 <text:s text:c="44"/></text:span></text:p>
      <text:p text:style-name="P3"><text:span text:style-name="T4">IN ADDPROJECT PTAB-&gt;Corr_id is 0 <text:s text:c="51"/></text:span></text:p>
      <text:p text:style-name="P3"><text:span text:style-name="T4">To CorrA: AcqNode, CmdDest=1, CmdId=0, CmdType=DAS, Cmd=addp, param=1 /home/observer/Online_v2/proj.hdr</text:span></text:p>
      <text:p text:style-name="P3"><text:soft-page-break/><text:span text:style-name="T4">CorrId=1</text:span></text:p>
      <text:p text:style-name="P3"><text:span text:style-name="T4">13 F=16 S=8</text:span></text:p>
      <text:p text:style-name="P3"><text:span text:style-name="T4">'SUCCEDED' sent to ONLINE</text:span></text:p>
      <text:p text:style-name="P3"><text:span text:style-name="T4">IN Main ADDPROJECT PTAB-&gt;Corr_id is 1</text:span></text:p>
      <text:p text:style-name="P3"><text:span text:style-name="T4">Cmd Recvd: 4 2 das start /home/observer/Online_v2/scan.hdr</text:span></text:p>
      <text:p text:style-name="P3"><text:span text:style-name="T4"><text:s/>During Assignment PTAB-&gt;Corr_id is 1</text:span></text:p>
      <text:p text:style-name="P3"><text:span text:style-name="T4">got 232 bytes from /home/observer/Online_v2/scan.hdr</text:span></text:p>
      <text:p text:style-name="P3"><text:span text:style-name="T4">MAP MASK O_ANTMASK =&gt;7ffffffe</text:span></text:p>
      <text:p text:style-name="P3"><text:span text:style-name="T4">MAP MASK D_ANTMASK =&gt;3fffffff</text:span></text:p>
      <text:p text:style-name="P3"><text:span text:style-name="T4">====&gt; Source Antmask is 7ffffffe ====&gt;d_antmask is 3fffffff</text:span></text:p>
      <text:p text:style-name="P3"><text:span text:style-name="T4">====&gt; Source Antmask is 3fffffff ====&gt;d_antmask is 3fffffff</text:span></text:p>
      <text:p text:style-name="P3"><text:span text:style-name="T4">CorrA : StartReq for Code TEST AntMask 3fffffff BandMask 3</text:span></text:p>
      <text:p text:style-name="P3"><text:span text:style-name="T4">To CorrA: AcqNode, CmdDest=2, CmdId=0, CmdType=DAS, Cmd=start, param=/home/observer/Online_v2/scan.hdr</text:span></text:p>
      <text:p text:style-name="P3"><text:span text:style-name="T4">CorrId=1</text:span></text:p>
      <text:p text:style-name="P3"><text:span text:style-name="T4">13 F=16 S=8</text:span></text:p>
      <text:p text:style-name="P3"><text:span text:style-name="T4">'SUCCEDED' sent to ONLINE</text:span></text:p>
      <text:p text:style-name="P3"><text:span text:style-name="T4">Cmd Recvd: 4 3 das stop</text:span></text:p>
      <text:p text:style-name="P3"><text:span text:style-name="T4"><text:s/>During Assignment PTAB-&gt;Corr_id is 1</text:span></text:p>
      <text:p text:style-name="P3"><text:span text:style-name="T4">CorrA : StopReq for Project TEST</text:span></text:p>
      <text:p text:style-name="P3"><text:span text:style-name="T4">To CorrA: AcqNode, CmdDest=3, CmdId=0, CmdType=DAS, Cmd=stop, param=</text:span></text:p>
      <text:p text:style-name="P3"><text:span text:style-name="T4">CorrId=1</text:span></text:p>
      <text:p text:style-name="P3"><text:span text:style-name="T4">13 F=16 S=8</text:span></text:p>
      <text:p text:style-name="P3"><text:span text:style-name="T4">'SUCCEDED' sent to ONLINE</text:span></text:p>
      <text:p text:style-name="P3"><text:span text:style-name="T4"></text:span></text:p>
      <text:p text:style-name="P3"><text:span text:style-name="T4">Cmd Recvd: 0 4 das delp <text:s/>1</text:span></text:p>
      <text:p text:style-name="P3"><text:span text:style-name="T4"><text:s/>During Assignment PTAB-&gt;Corr_id is 0</text:span></text:p>
      <text:p text:style-name="P3"><text:span text:style-name="T4">SubArray 0: No Project or Bad CorrId</text:span></text:p>
      <text:p text:style-name="P3"><text:span text:style-name="T4">Error Number -1</text:span></text:p>
      <text:p text:style-name="P3"><text:span text:style-name="T4">'FAILED' sent to ONLINE</text:span></text:p>
      <text:p text:style-name="P3"><text:soft-page-break/><text:span text:style-name="T4">Cmd Recvd: 0 <text:s/>5 das fini <text:s/>1</text:span></text:p>
      <text:p text:style-name="P3"><text:span text:style-name="T4"><text:s/>During Assignment PTAB-&gt;Corr_id is 0</text:span></text:p>
      <text:p text:style-name="P3"><text:span text:style-name="T4">To CorrA: AcqNode, CmdDest=5, CmdId=0, CmdType=DAS, Cmd=fini, param=1</text:span></text:p>
      <text:p text:style-name="P3"><text:span text:style-name="T4">CorrId=1</text:span></text:p>
      <text:p text:style-name="P3"><text:span text:style-name="T4">13 F=16 S=8</text:span></text:p>
      <text:p text:style-name="Standard"><text:span text:style-name="T6">'SUCCEDED' sent to ONLIN</text:span><text:span text:style-name="T4">E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23T16:42:58</meta:creation-date>
    <dc:date>2014-04-23T16:59:58</dc:date>
    <dc:creator>teleset </dc:creator>
    <meta:editing-duration>PT17M1S</meta:editing-duration>
    <meta:editing-cycles>7</meta:editing-cycles>
    <meta:generator>LibreOffice/3.4$Linux LibreOffice_project/340m1$Build-602</meta:generator>
    <meta:document-statistic meta:table-count="0" meta:image-count="0" meta:object-count="0" meta:page-count="8" meta:paragraph-count="201" meta:word-count="855" meta:character-count="6627" meta:non-whitespace-character-count="4687"/>
  </office:meta>
</office:document-meta>
</file>